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color="#000000" fo:font-size="14pt" style:font-size-asian="14pt" style:font-size-complex="14pt"/>
    </style:style>
    <style:style style:name="P2" style:family="paragraph" style:parent-style-name="Исходный_20_код" style:master-page-name="">
      <style:paragraph-properties fo:orphans="2" style:page-number="auto"/>
    </style:style>
    <style:style style:name="P3" style:family="paragraph" style:parent-style-name="First_20_line_20_indent">
      <style:text-properties fo:color="#000000" fo:font-size="14pt" style:font-size-asian="14pt" style:font-size-complex="1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master-page-name="Index">
      <style:paragraph-properties style:page-number="auto"/>
    </style:style>
    <style:style style:name="P7" style:family="paragraph" style:parent-style-name="Heading_20_2">
      <style:text-properties fo:color="#000000" style:font-name="Helvetica" fo:font-size="14pt" style:font-name-asian="Helvetica" style:font-size-asian="14pt" style:font-name-complex="Helvetica" style:font-size-complex="14pt"/>
    </style:style>
    <style:style style:name="P8"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9" style:family="paragraph" style:parent-style-name="Heading_20_2">
      <style:text-properties fo:color="#000000" fo:font-size="14pt" style:font-size-asian="14pt" style:font-size-complex="14pt"/>
    </style:style>
    <style:style style:name="P10" style:family="paragraph" style:parent-style-name="First_20_line_20_indent">
      <style:paragraph-properties fo:margin-left="0cm" fo:margin-right="0cm" fo:text-indent="0.499cm" style:auto-text-indent="false"/>
    </style:style>
    <style:style style:name="P11" style:family="paragraph" style:parent-style-name="Heading_20_3">
      <style:paragraph-properties fo:margin-left="0cm" fo:margin-right="0cm" fo:text-indent="0cm" style:auto-text-indent="false"/>
    </style:style>
    <style:style style:name="P12" style:family="paragraph" style:parent-style-name="Numbering_20_1" style:list-style-name="Numbering_20_1"/>
    <style:style style:name="P13" style:family="paragraph" style:parent-style-name="Numbering_20_1" style:list-style-name="L1"/>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umbering_20_1" style:list-style-name="L5"/>
    <style:style style:name="P18" style:family="paragraph" style:parent-style-name="Numbering_20_1" style:list-style-name="L6"/>
    <style:style style:name="P19" style:family="paragraph" style:parent-style-name="Numbering_20_1" style:list-style-name="L7"/>
    <style:style style:name="P20" style:family="paragraph" style:list-style-name="L4"/>
    <style:style style:name="P21" style:family="paragraph" style:parent-style-name="Contents_20_Heading" style:master-page-name="First_20_Page">
      <style:paragraph-properties style:page-number="auto"/>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1">Оглавление</text:p>
          </text:index-title>
          <text:p text:style-name="P4">1Введение<text:tab/>2</text:p>
          <text:p text:style-name="P4">2Постановка задачи<text:tab/>8</text:p>
          <text:p text:style-name="P5">2.1Онтологическая модель OWL<text:tab/>9</text:p>
          <text:p text:style-name="P5">2.2Язык СИНТЕЗ<text:tab/>10</text:p>
          <text:p text:style-name="P5">2.3Язык трансформации моделей ATL<text:tab/>12</text:p>
          <text:p text:style-name="P4">3Средства представления онтологий в канонической информационной модели СИНТЕЗ<text:tab/>14</text:p>
          <text:p text:style-name="P5">3.1Представление онтологических понятий<text:tab/>14</text:p>
          <text:p text:style-name="P5">3.2Представление свойств над типами данных<text:tab/>15</text:p>
          <text:p text:style-name="P5">3.3Представление объектных свойств<text:tab/>16</text:p>
          <text:p text:style-name="P5">3.4Представление инвариантов над объектными свойствами<text:tab/>19</text:p>
          <text:p text:style-name="P22">3.4.1Мощностные ограничения объектных свойств<text:tab/>21</text:p>
          <text:p text:style-name="P22">3.4.2Ограничения множества значений объектных свойств<text:tab/>23</text:p>
          <text:p text:style-name="P5">3.5Представление логических операций над классами<text:tab/>26</text:p>
          <text:p text:style-name="P5">3.6Представление онтологических понятий в виде перечислений<text:tab/>28</text:p>
          <text:p text:style-name="P5">3.7Представление разобщенных понятий<text:tab/>29</text:p>
          <text:p text:style-name="P4">4Построение отображения канонической информационной модели в онтологическую модель OWL<text:tab/>31</text:p>
          <text:p text:style-name="P5">4.1Отображение встроенных типов данных<text:tab/>31</text:p>
          <text:p text:style-name="P5">4.2Отображение онтологических понятий<text:tab/>31</text:p>
          <text:p text:style-name="P5">4.3Отображение свойств над типами данных<text:tab/>31</text:p>
          <text:p text:style-name="P5">4.4Отображение объектных свойств<text:tab/>31</text:p>
          <text:p text:style-name="P5">4.5Отображение индивидов<text:tab/>31</text:p>
          <text:p text:style-name="P5">4.6Отображение инвариантов над объектными свойствами<text:tab/>31</text:p>
          <text:p text:style-name="P5">4.7Отображение логических операций над классами<text:tab/>31</text:p>
          <text:p text:style-name="P5">4.8Отображение классов-перечислений<text:tab/>31</text:p>
          <text:p text:style-name="P5">4.9Отображение разобщенных классов<text:tab/>31</text:p>
          <text:p text:style-name="P4">5Реализация трансформации на языке ATL<text:tab/>32</text:p>
          <text:p text:style-name="P5">5.1Расширение метамодели СИНТЕЗ в формате Ecore поддержкой логических формул<text:tab/>32</text:p>
          <text:p text:style-name="P5">5.2Реализация трансформации метамодели СИНТЕЗ в метамодель OWL на основе построенного отображения<text:tab/>32</text:p>
          <text:p text:style-name="P5">5.3Реализация трансформации из метамодели OWL в метамодель XML<text:tab/>32</text:p>
          <text:p text:style-name="P5">5.4Получение онтологии на языке OWL из XML модели с помощью аппарата ATL-запросов<text:tab/>32</text:p>
        </text:index-body>
      </text:table-of-content>
      <text:p text:style-name="Title"/>
      <text:h text:style-name="P6"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text:soft-page-break/>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656461665" text:style-name="Numbering_20_1">
        <text:list-item>
          <text:p text:style-name="P12">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2">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достижения семантической интеграции ресурсов в контексте конкретного <text:soft-page-break/>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text:soft-page-break/>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689756729" text:style-name="L1">
        <text:list-item>
          <text:p text:style-name="P13">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3">Идентификация релевантных классов схемы посредника.</text:p>
        </text:list-item>
        <text:list-item>
          <text:p text:style-name="P13">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3"><text:soft-page-break/>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904907479" text:style-name="L2">
        <text:list-item>
          <text:p text:style-name="P14">Синтаксисе языков, определяющих онтологические модели.</text:p>
        </text:list-item>
        <text:list-item>
          <text:p text:style-name="P14">Выразительной способности моделей.</text:p>
        </text:list-item>
        <text:list-item>
          <text:p text:style-name="P14">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581101181" text:style-name="L3">
        <text:list-item>
          <text:p text:style-name="P15">Именах понятий и отношений.</text:p>
        </text:list-item>
        <text:list-item>
          <text:p text:style-name="P15">Подходах к определению понятий.</text:p>
        </text:list-item>
        <text:list-item>
          <text:p text:style-name="P15"><text:soft-page-break/>Разбиении предметной области на понятия.</text:p>
        </text:list-item>
        <text:list-item>
          <text:p text:style-name="P15">Покрытии предметной области.</text:p>
        </text:list-item>
        <text:list-item>
          <text:p text:style-name="P15">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Title">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5">MuseumOntology</text:span></text:span><text:span text:style-name="Source_20_Text">; in: module;<text:line-break/> <text:s text:c="2"/>type:<text:line-break/></text:span><text:soft-page-break/><text:span text:style-name="Source_20_Text"> <text:s text:c="6"/>{ </text:span><text:span text:style-name="Source_20_Text"><text:span text:style-name="T5">Artist</text:span></text:span><text:span text:style-name="Source_20_Text">; in: type;<text:line-break/> <text:s text:c="6"/>},<text:line-break/> <text:s text:c="6"/>{ </text:span><text:span text:style-name="Source_20_Text"><text:span text:style-name="T5">Painter</text:span></text:span><text:span text:style-name="Source_20_Text">; in: type;<text:line-break/> <text:s text:c="8"/>supertype: Artist;<text:line-break/> <text:s text:c="6"/>};<text:line-break/> <text:s text:c="2"/>class_specification:<text:line-break/> <text:s text:c="6"/>{ </text:span><text:span text:style-name="Source_20_Text"><text:span text:style-name="T5">artist</text:span></text:span><text:span text:style-name="Source_20_Text">; in: class;<text:line-break/> <text:s text:c="8"/>instance_type: Artist;<text:line-break/> <text:s text:c="6"/>},<text:line-break/> <text:s text:c="6"/>{ </text:span><text:span text:style-name="Source_20_Text"><text:span text:style-name="T5">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h text:style-name="P7" text:outline-level="2">Представление свойств над типами данных</text:h>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2">свойства над типами данных</text:span></text:span><text:span text:style-name="T2">(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P1"><text:soft-page-break/>Пример</text:p>
      <text:p text:style-name="P3">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5">firstName: String;<text:line-break/></text:span><text:span text:style-name="T6"> <text:s text:c="9"/></text:span><text:span text:style-name="T5">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3">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h text:style-name="P9" text:outline-level="2">Представление объектных свойств</text:h>
      <text:p text:style-name="First_20_line_20_indent"><text:span text:style-name="T2">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2">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3">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text:p>
      <text:p text:style-name="P1">Пример</text:p>
      <text:p text:style-name="P3"><text:s/>Рассмотрим дополненную онтологию из предыдущего примера.</text:p>
      <text:p text:style-name="P2"><text:span text:style-name="Source_20_Text"><text:span text:style-name="T7">{ MuseumOntology; in: module;<text:line-break/> <text:s text:c="2"/>type:<text:line-break/> <text:s text:c="6"/>{ Artist; in: type;<text:line-break/> <text:s text:c="8"/></text:span></text:span><text:span text:style-name="Source_20_Text"><text:span text:style-name="T8">firstName: String;<text:line-break/> <text:s text:c="8"/>lastName: String;<text:line-break/></text:span></text:span><text:span text:style-name="Source_20_Text"><text:span text:style-name="T7"> <text:s text:c="6"/>},<text:line-break/> <text:s text:c="6"/>{ Painter; in: type;<text:line-break/> <text:s text:c="9"/>supertype: Artist;<text:line-break/></text:span></text:span><text:span text:style-name="Source_20_Text"><text:span text:style-name="T9"> <text:s text:c="8"/>paints: painting;<text:line-break/> <text:s text:c="11"/>metaslot<text:line-break/> <text:s text:c="15"/>in: Paints;<text:line-break/> <text:s text:c="11"/>end;</text:span></text:span><text:span text:style-name="Source_20_Text"><text:span text:style-name="T7"><text:line-break/> <text:s text:c="6"/>},<text:line-break/></text:span></text:span><text:span text:style-name="Source_20_Text"><text:span text:style-name="T8">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8"><text:line-break/> <text:s text:c="6"/>};</text:span></text:span><text:span text:style-name="Source_20_Text"><text:span text:style-name="T7"><text:line-break/> <text:s text:c="2"/>class_specification:<text:line-break/></text:span></text:span><text:soft-page-break/><text:span text:style-name="Source_20_Text"><text:span text:style-name="T7">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5">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задающее отношение между понятиями «Картина» и «Художник»(«картина A <text:soft-page-break/>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h text:style-name="Heading_20_2" text:outline-level="2">Представление инвариантов над объектными свойствами</text:h>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1"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1"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1"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text:soft-page-break/><draw:frame draw:style-name="fr1"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1"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10">Каноническая модель содержит обширный набор встроенных предикатов и функций. Среди них:</text:p>
      <text:list xml:id="list845904769" text:style-name="L4">
        <text:list-item>
          <text:p text:style-name="P16">Арифметические предикаты: eq(равно), lt(меньше), le(меньше или равно), ge(больше или равно), gt(больше), ne(не равно).</text:p>
        </text:list-item>
        <text:list-item>
          <text:p text:style-name="P16">Множественные предикаты: &gt;,&gt;=,&lt;=,&lt;, соответствующие теоретико-множественным операциям ⊃, ⊇, ⊆ и ⊂.</text:p>
        </text:list-item>
        <text:list-item>
          <text:p text:style-name="P16">Специальные предикаты is_in(принадлежность элемента множеству) и is_equal(эквивалентность множеств).</text:p>
        </text:list-item>
        <text:list-item>
          <text:p text:style-name="P16">Арифметические функции.</text:p>
        </text:list-item>
        <text:list-item>
          <text:p text:style-name="P16">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text:soft-page-break/>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ограничений, широко используемых при моделировании онтологий. В нижеследующих разделах приведено их описание.</text:p>
      <text:h text:style-name="P11" text:outline-level="3" text:restart-numbering="true" text:start-value="-1">Мощностные ограничения объектных свойств</text:h>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Пусть в спецификации онтологии определены классы <draw:frame draw:style-name="fr1" draw:name="Объект36" text:anchor-type="as-char" svg:width="0.483cm" svg:height="0.467cm" draw:z-index="35"><draw:object xlink:href="./Object 36" xlink:type="simple" xlink:show="embed" xlink:actuate="onLoad"/><draw:image xlink:href="./ObjectReplacements/Object 36" xlink:type="simple" xlink:show="embed" xlink:actuate="onLoad"/><svg:desc>формула</svg:desc></draw:frame> и <draw:frame draw:style-name="fr1" draw:name="Объект37" text:anchor-type="as-char" svg:width="0.52cm" svg:height="0.467cm" draw:z-index="36"><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1" draw:name="Объект40" text:anchor-type="as-char" svg:width="0.492cm" svg:height="0.467cm" draw:z-index="37"><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1" draw:name="Объект41" text:anchor-type="as-char" svg:width="0.483cm" svg:height="0.467cm" draw:z-index="38"><draw:object xlink:href="./Object 41" xlink:type="simple" xlink:show="embed" xlink:actuate="onLoad"/><draw:image xlink:href="./ObjectReplacements/Object 41" xlink:type="simple" xlink:show="embed" xlink:actuate="onLoad"/><svg:desc>формула</svg:desc></draw:frame> c множеством значений <draw:frame draw:style-name="fr1" draw:name="Объект42" text:anchor-type="as-char" svg:width="0.52cm" svg:height="0.467cm" draw:z-index="39"><draw:object xlink:href="./Object 42" xlink:type="simple" xlink:show="embed" xlink:actuate="onLoad"/><draw:image xlink:href="./ObjectReplacements/Object 42" xlink:type="simple" xlink:show="embed" xlink:actuate="onLoad"/><svg:desc>формула</svg:desc></draw:frame> и число <draw:frame draw:style-name="fr1" draw:name="Объект51" text:anchor-type="as-char" svg:width="1.111cm" svg:height="0.52cm" draw:z-index="50"><draw:object xlink:href="./Object 51" xlink:type="simple" xlink:show="embed" xlink:actuate="onLoad"/><draw:image xlink:href="./ObjectReplacements/Object 51" xlink:type="simple" xlink:show="embed" xlink:actuate="onLoad"/><svg:desc>формула</svg:desc></draw:frame>. Пусть <draw:frame draw:style-name="fr1" draw:name="Объект43" text:anchor-type="as-char" svg:width="0.661cm" svg:height="0.531cm" draw:z-index="40"><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1" draw:name="Объект44" text:anchor-type="as-char" svg:width="0.483cm" svg:height="0.467cm" draw:z-index="41"><draw:object xlink:href="./Object 44" xlink:type="simple" xlink:show="embed" xlink:actuate="onLoad"/><draw:image xlink:href="./ObjectReplacements/Object 44" xlink:type="simple" xlink:show="embed" xlink:actuate="onLoad"/><svg:desc>формула</svg:desc></draw:frame>, <draw:frame draw:style-name="fr1" draw:name="Объект45" text:anchor-type="as-char" svg:width="0.709cm" svg:height="0.531cm" draw:z-index="42"><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1" draw:name="Объект46" text:anchor-type="as-char" svg:width="0.52cm" svg:height="0.467cm" draw:z-index="43"><draw:object xlink:href="./Object 46" xlink:type="simple" xlink:show="embed" xlink:actuate="onLoad"/><draw:image xlink:href="./ObjectReplacements/Object 46" xlink:type="simple" xlink:show="embed" xlink:actuate="onLoad"/><svg:desc>формула</svg:desc></draw:frame>, <draw:frame draw:style-name="fr1" draw:name="Объект47" text:anchor-type="as-char" svg:width="0.695cm" svg:height="0.591cm" draw:z-index="44"><draw:object xlink:href="./Object 47" xlink:type="simple" xlink:show="embed" xlink:actuate="onLoad"/><draw:image xlink:href="./ObjectReplacements/Object 47" xlink:type="simple" xlink:show="embed" xlink:actuate="onLoad"/><svg:desc>формула</svg:desc></draw:frame> – атрибут <draw:frame draw:style-name="fr1" draw:name="Объект48" text:anchor-type="as-char" svg:width="0.661cm" svg:height="0.531cm" draw:z-index="45"><draw:object xlink:href="./Object 48" xlink:type="simple" xlink:show="embed" xlink:actuate="onLoad"/><draw:image xlink:href="./ObjectReplacements/Object 48" xlink:type="simple" xlink:show="embed" xlink:actuate="onLoad"/><svg:desc>формула</svg:desc></draw:frame>, соответствующий <draw:frame draw:style-name="fr1" draw:name="Объект49" text:anchor-type="as-char" svg:width="0.492cm" svg:height="0.467cm" draw:z-index="46"><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1" draw:name="Объект50" text:anchor-type="as-char" svg:width="0.492cm" svg:height="0.467cm" draw:z-index="47"><draw:object xlink:href="./Object 50" xlink:type="simple" xlink:show="embed" xlink:actuate="onLoad"/><draw:image xlink:href="./ObjectReplacements/Object 50" xlink:type="simple" xlink:show="embed" xlink:actuate="onLoad"/><svg:desc>формула</svg:desc></draw:frame>:</text:p>
      <text:list xml:id="list453814324" text:style-name="L6">
        <text:list-item>
          <text:p text:style-name="P18">Класс <draw:frame draw:style-name="fr1" draw:name="Объект38" text:anchor-type="as-char" svg:width="0.483cm" svg:height="0.467cm" draw:z-index="48"><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1" draw:name="Объект39" text:anchor-type="as-char" svg:width="0.661cm" svg:height="0.531cm" draw:z-index="49"><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1" draw:name="Объект52" text:anchor-type="as-char" svg:width="0.695cm" svg:height="0.591cm" draw:z-index="51"><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1" draw:name="Объект59" text:anchor-type="as-char" svg:width="6.288cm" svg:height="0.594cm" draw:z-index="58"><draw:object xlink:href="./Object 59" xlink:type="simple" xlink:show="embed" xlink:actuate="onLoad"/><draw:image xlink:href="./ObjectReplacements/Object 59" xlink:type="simple" xlink:show="embed" xlink:actuate="onLoad"/><svg:desc>формула</svg:desc></draw:frame>. Данная формула задает ограничение максимальной мощности области значений атрибута <draw:frame draw:style-name="fr1" draw:name="Объект62" text:anchor-type="as-char" svg:width="0.695cm" svg:height="0.591cm" draw:z-index="61"><draw:object xlink:href="./Object 62" xlink:type="simple" xlink:show="embed" xlink:actuate="onLoad"/><draw:image xlink:href="./ObjectReplacements/Object 62" xlink:type="simple" xlink:show="embed" xlink:actuate="onLoad"/><svg:desc>формула</svg:desc></draw:frame>.</text:p>
        </text:list-item>
        <text:list-item>
          <text:p text:style-name="P18">Класс <draw:frame draw:style-name="fr1" draw:name="Объект53" text:anchor-type="as-char" svg:width="0.483cm" svg:height="0.467cm" draw:z-index="52"><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1" draw:name="Объект54" text:anchor-type="as-char" svg:width="0.661cm" svg:height="0.531cm" draw:z-index="53"><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1" draw:name="Объект55" text:anchor-type="as-char" svg:width="0.695cm" svg:height="0.591cm" draw:z-index="54"><draw:object xlink:href="./Object 55" xlink:type="simple" xlink:show="embed" xlink:actuate="onLoad"/><draw:image xlink:href="./ObjectReplacements/Object 55" xlink:type="simple" xlink:show="embed" xlink:actuate="onLoad"/><svg:desc>формула</svg:desc></draw:frame>, равна n. То есть, <draw:frame draw:style-name="fr1" draw:name="Объект61" text:anchor-type="as-char" svg:width="4.237cm" svg:height="0.594cm" draw:z-index="60"><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1" draw:name="Объект63" text:anchor-type="as-char" svg:width="0.695cm" svg:height="0.591cm" draw:z-index="62"><draw:object xlink:href="./Object 63" xlink:type="simple" xlink:show="embed" xlink:actuate="onLoad"/><draw:image xlink:href="./ObjectReplacements/Object 63" xlink:type="simple" xlink:show="embed" xlink:actuate="onLoad"/><svg:desc>формула</svg:desc></draw:frame>.</text:p>
        </text:list-item>
        <text:list-item>
          <text:p text:style-name="P18">Класс <draw:frame draw:style-name="fr1" draw:name="Объект56" text:anchor-type="as-char" svg:width="0.483cm" svg:height="0.467cm" draw:z-index="55"><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1" draw:name="Объект57" text:anchor-type="as-char" svg:width="0.661cm" svg:height="0.531cm" draw:z-index="56"><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1" draw:name="Объект58" text:anchor-type="as-char" svg:width="0.695cm" svg:height="0.591cm" draw:z-index="57"><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1" draw:name="Объект60" text:anchor-type="as-char" svg:width="6.288cm" svg:height="0.594cm" draw:z-index="59"><draw:object xlink:href="./Object 60" xlink:type="simple" xlink:show="embed" xlink:actuate="onLoad"/><draw:image xlink:href="./ObjectReplacements/Object 60" xlink:type="simple" xlink:show="embed" xlink:actuate="onLoad"/><svg:desc>формула</svg:desc></draw:frame>. Данная формула задает ограничение минимальной мощности области значений атрибута <draw:frame draw:style-name="fr1" draw:name="Объект64" text:anchor-type="as-char" svg:width="0.695cm" svg:height="0.591cm" draw:z-index="63"><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text:soft-page-break/>В канонической модели определена встроенная функция cardinal, возвращающая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p text:style-name="Title">Пример</text:p>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5">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text:soft-pag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h text:style-name="Heading_20_3" text:outline-level="3">Ограничения множества значений объектных свойств</text:h>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1" draw:name="Объект6" text:anchor-type="as-char" svg:width="0.483cm" svg:height="0.467cm" draw:z-index="5"><draw:object xlink:href="./Object 6" xlink:type="simple" xlink:show="embed" xlink:actuate="onLoad"/><draw:image xlink:href="./ObjectReplacements/Object 6" xlink:type="simple" xlink:show="embed" xlink:actuate="onLoad"/></draw:frame>, <draw:frame draw:style-name="fr1" draw:name="Объект29" text:anchor-type="as-char" svg:width="0.52cm" svg:height="0.467cm" draw:z-index="28"><draw:object xlink:href="./Object 29" xlink:type="simple" xlink:show="embed" xlink:actuate="onLoad"/><draw:image xlink:href="./ObjectReplacements/Object 29" xlink:type="simple" xlink:show="embed" xlink:actuate="onLoad"/><svg:desc>формула</svg:desc></draw:frame> и <draw:frame draw:style-name="fr1" draw:name="Объект7" text:anchor-type="as-char" svg:width="1.194cm" svg:height="0.467cm" draw:z-index="6"><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1" draw:name="Объект8" text:anchor-type="as-char" svg:width="1.565cm" svg:height="0.531cm" draw:z-index="7"><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1" draw:name="Объект9" text:anchor-type="as-char" svg:width="0.492cm" svg:height="0.467cm" draw:z-index="8"><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1" draw:name="Объект14" text:anchor-type="as-char" svg:width="0.483cm" svg:height="0.467cm" draw:z-index="12"><draw:object xlink:href="./Object 14" xlink:type="simple" xlink:show="embed" xlink:actuate="onLoad"/><draw:image xlink:href="./ObjectReplacements/Object 14" xlink:type="simple" xlink:show="embed" xlink:actuate="onLoad"/><svg:desc>формула</svg:desc></draw:frame> c множеством значений <draw:frame draw:style-name="fr1" draw:name="Объект30" text:anchor-type="as-char" svg:width="0.52cm" svg:height="0.467cm" draw:z-index="29"><draw:object xlink:href="./Object 30" xlink:type="simple" xlink:show="embed" xlink:actuate="onLoad"/><draw:image xlink:href="./ObjectReplacements/Object 30" xlink:type="simple" xlink:show="embed" xlink:actuate="onLoad"/><svg:desc>формула</svg:desc></draw:frame>. Пусть <draw:frame draw:style-name="fr1" draw:name="Объект10" text:anchor-type="as-char" svg:width="0.661cm" svg:height="0.531cm" draw:z-index="9"><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1" draw:name="Объект11" text:anchor-type="as-char" svg:width="0.483cm" svg:height="0.467cm" draw:z-index="10"><draw:object xlink:href="./Object 11" xlink:type="simple" xlink:show="embed" xlink:actuate="onLoad"/><draw:image xlink:href="./ObjectReplacements/Object 11" xlink:type="simple" xlink:show="embed" xlink:actuate="onLoad"/><svg:desc>формула</svg:desc></draw:frame>, <draw:frame draw:style-name="fr1" draw:name="Объект34" text:anchor-type="as-char" svg:width="0.709cm" svg:height="0.531cm" draw:z-index="33"><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1" draw:name="Объект35" text:anchor-type="as-char" svg:width="0.52cm" svg:height="0.467cm" draw:z-index="34"><draw:object xlink:href="./Object 35" xlink:type="simple" xlink:show="embed" xlink:actuate="onLoad"/><draw:image xlink:href="./ObjectReplacements/Object 35" xlink:type="simple" xlink:show="embed" xlink:actuate="onLoad"/><svg:desc>формула</svg:desc></draw:frame>, <draw:frame draw:style-name="fr1" draw:name="Объект12" text:anchor-type="as-char" svg:width="0.695cm" svg:height="0.591cm" draw:z-index="11"><draw:object xlink:href="./Object 12" xlink:type="simple" xlink:show="embed" xlink:actuate="onLoad"/><draw:image xlink:href="./ObjectReplacements/Object 12" xlink:type="simple" xlink:show="embed" xlink:actuate="onLoad"/><svg:desc>формула</svg:desc></draw:frame> – атрибут <draw:frame draw:style-name="fr1" draw:name="Объект13" text:anchor-type="as-char" svg:width="0.661cm" svg:height="0.531cm" draw:z-index="13"><draw:object xlink:href="./Object 13" xlink:type="simple" xlink:show="embed" xlink:actuate="onLoad"/><draw:image xlink:href="./ObjectReplacements/Object 13" xlink:type="simple" xlink:show="embed" xlink:actuate="onLoad"/><svg:desc>формула</svg:desc></draw:frame>, соответствующий <draw:frame draw:style-name="fr1" draw:name="Объект15" text:anchor-type="as-char" svg:width="0.492cm" svg:height="0.467cm" draw:z-index="14"><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1" draw:name="Объект23" text:anchor-type="as-char" svg:width="0.492cm" svg:height="0.467cm" draw:z-index="22"><draw:object xlink:href="./Object 23" xlink:type="simple" xlink:show="embed" xlink:actuate="onLoad"/><draw:image xlink:href="./ObjectReplacements/Object 23" xlink:type="simple" xlink:show="embed" xlink:actuate="onLoad"/><svg:desc>формула</svg:desc></draw:frame>:</text:p>
      <text:list xml:id="list398018625" text:style-name="L5">
        <text:list-item>
          <text:p text:style-name="P17">Класс <draw:frame draw:style-name="fr1" draw:name="Объект22" text:anchor-type="as-char" svg:width="0.483cm" svg:height="0.467cm" draw:z-index="21"><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1" draw:name="Объект24" text:anchor-type="as-char" svg:width="0.661cm" svg:height="0.531cm" draw:z-index="23"><draw:object xlink:href="./Object 24" xlink:type="simple" xlink:show="embed" xlink:actuate="onLoad"/><draw:image xlink:href="./ObjectReplacements/Object 24" xlink:type="simple" xlink:show="embed" xlink:actuate="onLoad"/><svg:desc>формула</svg:desc></draw:frame>, у которых значение <draw:frame draw:style-name="fr1" draw:name="Объект16" text:anchor-type="as-char" svg:width="0.695cm" svg:height="0.591cm" draw:z-index="15"><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1" draw:name="Объект17" text:anchor-type="as-char" svg:width="0.559cm" svg:height="0.531cm" draw:z-index="16"><draw:object xlink:href="./Object 17" xlink:type="simple" xlink:show="embed" xlink:actuate="onLoad"/><draw:image xlink:href="./ObjectReplacements/Object 17" xlink:type="simple" xlink:show="embed" xlink:actuate="onLoad"/><svg:desc>формула</svg:desc></draw:frame>. То есть, <text:soft-page-break/><draw:frame draw:style-name="fr1" draw:name="Объект25" text:anchor-type="as-char" svg:width="4.228cm" svg:height="0.591cm" draw:z-index="24"><draw:object xlink:href="./Object 25" xlink:type="simple" xlink:show="embed" xlink:actuate="onLoad"/><draw:image xlink:href="./ObjectReplacements/Object 25" xlink:type="simple" xlink:show="embed" xlink:actuate="onLoad"/><svg:desc>формула</svg:desc></draw:frame>.</text:p>
        </text:list-item>
        <text:list-item>
          <text:p text:style-name="P17">Класс <draw:frame draw:style-name="fr1" draw:name="Объект26" text:anchor-type="as-char" svg:width="0.483cm" svg:height="0.467cm" draw:z-index="25"><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1" draw:name="Объект27" text:anchor-type="as-char" svg:width="0.661cm" svg:height="0.531cm" draw:z-index="26"><draw:object xlink:href="./Object 27" xlink:type="simple" xlink:show="embed" xlink:actuate="onLoad"/><draw:image xlink:href="./ObjectReplacements/Object 27" xlink:type="simple" xlink:show="embed" xlink:actuate="onLoad"/><svg:desc>формула</svg:desc></draw:frame>, у которых значение <draw:frame draw:style-name="fr1" draw:name="Объект18" text:anchor-type="as-char" svg:width="0.695cm" svg:height="0.591cm" draw:z-index="17"><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1" draw:name="Объект19" text:anchor-type="as-char" svg:width="0.492cm" svg:height="0.467cm" draw:z-index="18"><draw:object xlink:href="./Object 19" xlink:type="simple" xlink:show="embed" xlink:actuate="onLoad"/><draw:image xlink:href="./ObjectReplacements/Object 19" xlink:type="simple" xlink:show="embed" xlink:actuate="onLoad"/></draw:frame>. То есть, <draw:frame draw:style-name="fr1" draw:name="Объект28" text:anchor-type="as-char" svg:width="7.004cm" svg:height="0.591cm" draw:z-index="27"><draw:object xlink:href="./Object 28" xlink:type="simple" xlink:show="embed" xlink:actuate="onLoad"/><draw:image xlink:href="./ObjectReplacements/Object 28" xlink:type="simple" xlink:show="embed" xlink:actuate="onLoad"/><svg:desc>формула</svg:desc></draw:frame>.</text:p>
        </text:list-item>
        <text:list-item>
          <text:p text:style-name="P17">Класс <draw:frame draw:style-name="fr1" draw:name="Объект31" text:anchor-type="as-char" svg:width="0.483cm" svg:height="0.467cm" draw:z-index="30"><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1" draw:name="Объект32" text:anchor-type="as-char" svg:width="0.661cm" svg:height="0.531cm" draw:z-index="31"><draw:object xlink:href="./Object 32" xlink:type="simple" xlink:show="embed" xlink:actuate="onLoad"/><draw:image xlink:href="./ObjectReplacements/Object 32" xlink:type="simple" xlink:show="embed" xlink:actuate="onLoad"/><svg:desc>формула</svg:desc></draw:frame>, у которых значение <draw:frame draw:style-name="fr1" draw:name="Объект20" text:anchor-type="as-char" svg:width="0.695cm" svg:height="0.591cm" draw:z-index="19"><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класса <draw:frame draw:style-name="fr1" draw:name="Объект21" text:anchor-type="as-char" svg:width="0.492cm" svg:height="0.467cm" draw:z-index="20"><draw:object xlink:href="./Object 21" xlink:type="simple" xlink:show="embed" xlink:actuate="onLoad"/><draw:image xlink:href="./ObjectReplacements/Object 21" xlink:type="simple" xlink:show="embed" xlink:actuate="onLoad"/><svg:desc>формула</svg:desc></draw:frame>. То есть, <draw:frame draw:style-name="fr1" draw:name="Объект33" text:anchor-type="as-char" svg:width="7.163cm" svg:height="0.591cm" draw:z-index="32"><draw:object xlink:href="./Object 33" xlink:type="simple" xlink:show="embed" xlink:actuate="onLoad"/><draw:image xlink:href="./ObjectReplacements/Object 33" xlink:type="simple" xlink:show="embed" xlink:actuate="onLoad"/><svg:desc>формула</svg:desc></draw:frame>.</text:p>
        </text:list-item>
      </text:list>
      <text:p text:style-name="Title">Пример</text:p>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5">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5">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text:soft-pag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h text:style-name="Heading_20_2" text:outline-level="2"><text:soft-page-break/>Представление логических операций над классами</text:h>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draw:frame draw:style-name="fr1" draw:name="Объект65" text:anchor-type="as-char" svg:width="0.647cm" svg:height="0.531cm" draw:z-index="64"><draw:object xlink:href="./Object 65" xlink:type="simple" xlink:show="embed" xlink:actuate="onLoad"/><draw:image xlink:href="./ObjectReplacements/Object 65" xlink:type="simple" xlink:show="embed" xlink:actuate="onLoad"/><svg:desc>формула</svg:desc></draw:frame> и <draw:frame draw:style-name="fr1" draw:name="Объект66" text:anchor-type="as-char" svg:width="0.654cm" svg:height="0.531cm" draw:z-index="65"><draw:object xlink:href="./Object 66" xlink:type="simple" xlink:show="embed" xlink:actuate="onLoad"/><draw:image xlink:href="./ObjectReplacements/Object 66" xlink:type="simple" xlink:show="embed" xlink:actuate="onLoad"/><svg:desc>формула</svg:desc></draw:frame>, соответствующие некоторым онтологическим понятиям, <text:s/>Пусть <draw:frame draw:style-name="fr1" draw:name="Объект72" text:anchor-type="as-char" svg:width="0.661cm" svg:height="0.591cm" draw:z-index="66"><draw:object xlink:href="./Object 72" xlink:type="simple" xlink:show="embed" xlink:actuate="onLoad"/><draw:image xlink:href="./ObjectReplacements/Object 72" xlink:type="simple" xlink:show="embed" xlink:actuate="onLoad"/><svg:desc>формула</svg:desc></draw:frame> – АТД экземпляров класса <draw:frame draw:style-name="fr1" draw:name="Объект73" text:anchor-type="as-char" svg:width="0.647cm" svg:height="0.531cm" draw:z-index="67"><draw:object xlink:href="./Object 73" xlink:type="simple" xlink:show="embed" xlink:actuate="onLoad"/><draw:image xlink:href="./ObjectReplacements/Object 73" xlink:type="simple" xlink:show="embed" xlink:actuate="onLoad"/><svg:desc>формула</svg:desc></draw:frame>, <draw:frame draw:style-name="fr1" draw:name="Объект74" text:anchor-type="as-char" svg:width="0.661cm" svg:height="0.591cm" draw:z-index="68"><draw:object xlink:href="./Object 74" xlink:type="simple" xlink:show="embed" xlink:actuate="onLoad"/><draw:image xlink:href="./ObjectReplacements/Object 74" xlink:type="simple" xlink:show="embed" xlink:actuate="onLoad"/><svg:desc>формула</svg:desc></draw:frame> – АТД экземпляров класса <draw:frame draw:style-name="fr1" draw:name="Объект75" text:anchor-type="as-char" svg:width="0.654cm" svg:height="0.531cm" draw:z-index="69"><draw:object xlink:href="./Object 75" xlink:type="simple" xlink:show="embed" xlink:actuate="onLoad"/><draw:image xlink:href="./ObjectReplacements/Object 75" xlink:type="simple" xlink:show="embed" xlink:actuate="onLoad"/><svg:desc>формула</svg:desc></draw:frame>, <draw:frame draw:style-name="fr1" draw:name="Объект76" text:anchor-type="as-char" svg:width="0.628cm" svg:height="0.531cm" draw:z-index="70"><draw:object xlink:href="./Object 76" xlink:type="simple" xlink:show="embed" xlink:actuate="onLoad"/><draw:image xlink:href="./ObjectReplacements/Object 76" xlink:type="simple" xlink:show="embed" xlink:actuate="onLoad"/><svg:desc>формула</svg:desc></draw:frame> – множество атрибутов <draw:frame draw:style-name="fr1" draw:name="Объект77" text:anchor-type="as-char" svg:width="0.661cm" svg:height="0.591cm" draw:z-index="71"><draw:object xlink:href="./Object 77" xlink:type="simple" xlink:show="embed" xlink:actuate="onLoad"/><draw:image xlink:href="./ObjectReplacements/Object 77" xlink:type="simple" xlink:show="embed" xlink:actuate="onLoad"/><svg:desc>формула</svg:desc></draw:frame>, <draw:frame draw:style-name="fr1" draw:name="Объект67" text:anchor-type="as-char" svg:width="0.635cm" svg:height="0.531cm" draw:z-index="72"><draw:object xlink:href="./Object 67" xlink:type="simple" xlink:show="embed" xlink:actuate="onLoad"/><draw:image xlink:href="./ObjectReplacements/Object 67" xlink:type="simple" xlink:show="embed" xlink:actuate="onLoad"/><svg:desc>формула</svg:desc></draw:frame> – множество атрибутов <draw:frame draw:style-name="fr1" draw:name="Объект68" text:anchor-type="as-char" svg:width="0.661cm" svg:height="0.591cm" draw:z-index="73"><draw:object xlink:href="./Object 68" xlink:type="simple" xlink:show="embed" xlink:actuate="onLoad"/><draw:image xlink:href="./ObjectReplacements/Object 68" xlink:type="simple" xlink:show="embed" xlink:actuate="onLoad"/><svg:desc>формула</svg:desc></draw:frame>. Тогда возможны три способа задания класса <draw:frame draw:style-name="fr1" draw:name="Объект71" text:anchor-type="as-char" svg:width="0.647cm" svg:height="0.531cm" draw:z-index="76"><draw:object xlink:href="./Object 71" xlink:type="simple" xlink:show="embed" xlink:actuate="onLoad"/><draw:image xlink:href="./ObjectReplacements/Object 71" xlink:type="simple" xlink:show="embed" xlink:actuate="onLoad"/><svg:desc>формула</svg:desc></draw:frame> как логической комбинации <draw:frame draw:style-name="fr1" draw:name="Объект69" text:anchor-type="as-char" svg:width="0.647cm" svg:height="0.531cm" draw:z-index="74"><draw:object xlink:href="./Object 69" xlink:type="simple" xlink:show="embed" xlink:actuate="onLoad"/><draw:image xlink:href="./ObjectReplacements/Object 69" xlink:type="simple" xlink:show="embed" xlink:actuate="onLoad"/><svg:desc>формула</svg:desc></draw:frame> и <draw:frame draw:style-name="fr1" draw:name="Объект70" text:anchor-type="as-char" svg:width="0.654cm" svg:height="0.531cm" draw:z-index="75"><draw:object xlink:href="./Object 70" xlink:type="simple" xlink:show="embed" xlink:actuate="onLoad"/><draw:image xlink:href="./ObjectReplacements/Object 70" xlink:type="simple" xlink:show="embed" xlink:actuate="onLoad"/><svg:desc>формула</svg:desc></draw:frame>:</text:p>
      <text:list xml:id="list408871574" text:style-name="L7">
        <text:list-item>
          <text:p text:style-name="P19">Класс <draw:frame draw:style-name="fr1" draw:name="Объект78" text:anchor-type="as-char" svg:width="0.647cm" svg:height="0.531cm" draw:z-index="77"><draw:object xlink:href="./Object 78" xlink:type="simple" xlink:show="embed" xlink:actuate="onLoad"/><draw:image xlink:href="./ObjectReplacements/Object 78" xlink:type="simple" xlink:show="embed" xlink:actuate="onLoad"/><svg:desc>формула</svg:desc></draw:frame> – пересечение классов <draw:frame draw:style-name="fr1" draw:name="Объект79" text:anchor-type="as-char" svg:width="0.647cm" svg:height="0.531cm" draw:z-index="78"><draw:object xlink:href="./Object 79" xlink:type="simple" xlink:show="embed" xlink:actuate="onLoad"/><draw:image xlink:href="./ObjectReplacements/Object 79" xlink:type="simple" xlink:show="embed" xlink:actuate="onLoad"/><svg:desc>формула</svg:desc></draw:frame> и <draw:frame draw:style-name="fr1" draw:name="Объект80" text:anchor-type="as-char" svg:width="0.654cm" svg:height="0.531cm" draw:z-index="79"><draw:object xlink:href="./Object 80" xlink:type="simple" xlink:show="embed" xlink:actuate="onLoad"/><draw:image xlink:href="./ObjectReplacements/Object 80" xlink:type="simple" xlink:show="embed" xlink:actuate="onLoad"/><svg:desc>формула</svg:desc></draw:frame>. То есть, <draw:frame draw:style-name="fr1" draw:name="Объект87" text:anchor-type="as-char" svg:width="2.545cm" svg:height="0.531cm" draw:z-index="86"><draw:object xlink:href="./Object 87" xlink:type="simple" xlink:show="embed" xlink:actuate="onLoad"/><draw:image xlink:href="./ObjectReplacements/Object 87" xlink:type="simple" xlink:show="embed" xlink:actuate="onLoad"/><svg:desc>формула</svg:desc></draw:frame>.</text:p>
        </text:list-item>
        <text:list-item>
          <text:p text:style-name="P19">Класс <draw:frame draw:style-name="fr1" draw:name="Объект81" text:anchor-type="as-char" svg:width="0.647cm" svg:height="0.531cm" draw:z-index="80"><draw:object xlink:href="./Object 81" xlink:type="simple" xlink:show="embed" xlink:actuate="onLoad"/><draw:image xlink:href="./ObjectReplacements/Object 81" xlink:type="simple" xlink:show="embed" xlink:actuate="onLoad"/><svg:desc>формула</svg:desc></draw:frame> – объединение классов <draw:frame draw:style-name="fr1" draw:name="Объект82" text:anchor-type="as-char" svg:width="0.647cm" svg:height="0.531cm" draw:z-index="81"><draw:object xlink:href="./Object 82" xlink:type="simple" xlink:show="embed" xlink:actuate="onLoad"/><draw:image xlink:href="./ObjectReplacements/Object 82" xlink:type="simple" xlink:show="embed" xlink:actuate="onLoad"/><svg:desc>формула</svg:desc></draw:frame> и <draw:frame draw:style-name="fr1" draw:name="Объект83" text:anchor-type="as-char" svg:width="0.654cm" svg:height="0.531cm" draw:z-index="82"><draw:object xlink:href="./Object 83" xlink:type="simple" xlink:show="embed" xlink:actuate="onLoad"/><draw:image xlink:href="./ObjectReplacements/Object 83" xlink:type="simple" xlink:show="embed" xlink:actuate="onLoad"/><svg:desc>формула</svg:desc></draw:frame>. То есть, <draw:frame draw:style-name="fr1" draw:name="Объект88" text:anchor-type="as-char" svg:width="2.549cm" svg:height="0.531cm" draw:z-index="88"><draw:object xlink:href="./Object 88" xlink:type="simple" xlink:show="embed" xlink:actuate="onLoad"/><draw:image xlink:href="./ObjectReplacements/Object 88" xlink:type="simple" xlink:show="embed" xlink:actuate="onLoad"/></draw:frame>.</text:p>
        </text:list-item>
        <text:list-item>
          <text:p text:style-name="P19">Класс <draw:frame draw:style-name="fr1" draw:name="Объект84" text:anchor-type="as-char" svg:width="0.647cm" svg:height="0.531cm" draw:z-index="83"><draw:object xlink:href="./Object 84" xlink:type="simple" xlink:show="embed" xlink:actuate="onLoad"/><draw:image xlink:href="./ObjectReplacements/Object 84" xlink:type="simple" xlink:show="embed" xlink:actuate="onLoad"/><svg:desc>формула</svg:desc></draw:frame> – разность классов <draw:frame draw:style-name="fr1" draw:name="Объект85" text:anchor-type="as-char" svg:width="0.647cm" svg:height="0.531cm" draw:z-index="84"><draw:object xlink:href="./Object 85" xlink:type="simple" xlink:show="embed" xlink:actuate="onLoad"/><draw:image xlink:href="./ObjectReplacements/Object 85" xlink:type="simple" xlink:show="embed" xlink:actuate="onLoad"/><svg:desc>формула</svg:desc></draw:frame> и <draw:frame draw:style-name="fr1" draw:name="Объект86" text:anchor-type="as-char" svg:width="0.654cm" svg:height="0.531cm" draw:z-index="85"><draw:object xlink:href="./Object 86" xlink:type="simple" xlink:show="embed" xlink:actuate="onLoad"/><draw:image xlink:href="./ObjectReplacements/Object 86" xlink:type="simple" xlink:show="embed" xlink:actuate="onLoad"/><svg:desc>формула</svg:desc></draw:frame>. То есть, <draw:frame draw:style-name="fr1" draw:name="Объект89" text:anchor-type="as-char" svg:width="2.471cm" svg:height="0.531cm" draw:z-index="87"><draw:object xlink:href="./Object 89" xlink:type="simple" xlink:show="embed" xlink:actuate="onLoad"/><draw:image xlink:href="./ObjectReplacements/Object 89" xlink:type="simple" xlink:show="embed" xlink:actuate="onLoad"/><svg:desc>формула</svg:desc></draw:frame>.</text:p>
        </text:list-item>
      </text:list>
      <text:p text:style-name="First_20_line_20_indent">Для <draw:frame draw:style-name="fr1" draw:name="Объект91" text:anchor-type="as-char" svg:width="0.661cm" svg:height="0.591cm" draw:z-index="90"><draw:object xlink:href="./Object 91" xlink:type="simple" xlink:show="embed" xlink:actuate="onLoad"/><draw:image xlink:href="./ObjectReplacements/Object 91" xlink:type="simple" xlink:show="embed" xlink:actuate="onLoad"/><svg:desc>формула</svg:desc></draw:frame> – АТД экземпляров класса <draw:frame draw:style-name="fr1" draw:name="Объект90" text:anchor-type="as-char" svg:width="0.647cm" svg:height="0.531cm" draw:z-index="89"><draw:object xlink:href="./Object 90" xlink:type="simple" xlink:show="embed" xlink:actuate="onLoad"/><draw:image xlink:href="./ObjectReplacements/Object 90" xlink:type="simple" xlink:show="embed" xlink:actuate="onLoad"/><svg:desc>формула</svg:desc></draw:frame> с множеством атрибутов <draw:frame draw:style-name="fr1" draw:name="Объект92" text:anchor-type="as-char" svg:width="0.63cm" svg:height="0.531cm" draw:z-index="91"><draw:object xlink:href="./Object 92" xlink:type="simple" xlink:show="embed" xlink:actuate="onLoad"/><draw:image xlink:href="./ObjectReplacements/Object 92" xlink:type="simple" xlink:show="embed" xlink:actuate="onLoad"/><svg:desc>формула</svg:desc></draw:frame> – должно выполняться следующее условие: <draw:frame draw:style-name="fr1" draw:name="Объект93" text:anchor-type="as-char" svg:width="2.198cm" svg:height="0.531cm" draw:z-index="92"><draw:object xlink:href="./Object 93" xlink:type="simple" xlink:show="embed" xlink:actuate="onLoad"/><draw:image xlink:href="./ObjectReplacements/Object 93" xlink:type="simple" xlink:show="embed" xlink:actuate="onLoad"/><svg:desc>формула</svg:desc></draw:frame>. Иными словами, АТД класса <draw:frame draw:style-name="fr1" draw:name="Объект94" text:anchor-type="as-char" svg:width="0.647cm" svg:height="0.531cm" draw:z-index="93"><draw:object xlink:href="./Object 94" xlink:type="simple" xlink:show="embed" xlink:actuate="onLoad"/><draw:image xlink:href="./ObjectReplacements/Object 94" xlink:type="simple" xlink:show="embed" xlink:actuate="onLoad"/><svg:desc>формула</svg:desc></draw:frame> должен содержать атрибуты классов, входящих в логическую комбинацию.</text:p>
      <text:p text:style-name="Title">Пример</text:p>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text:soft-pag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5"><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pan text:style-name="T5">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text:soft-page-break/> <text:s text:c="7"/>instance_section: { domain: wine; range: region }<text:line-break/> <text:s text:c="5"/>},<text:line-break/> <text:s text:c="5"/>{ Dry; in: wineTaste },<text:line-break/> <text:s text:c="5"/><text:bookmark text:name="firstHeading"/>{ FrenchRegion; in: region }<text:line-break/>}</text:p>
      <text:p text:style-name="First_20_line_20_indent">В данном примере определено объектное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Все три понятия являются уточнением понятия «Вино», что обеспечивает выполнение требования о включении атрибутов АТД экземпляров классов, входящих в логическую комбинацию, в АТД класса, определяемого этой логической комбинацией.</text:p>
      <text:h text:style-name="Heading_20_2" text:outline-level="2">Представление онтологических понятий в виде перечислений</text:h>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p text:style-name="Title">Пример</text:p>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5"> <text:s text:c="13"/>enumerationInvariant: <text:line-break/> <text:s text:c="16"/>{ in: predicative, invariant;<text:line-break/> <text:s text:c="18"/>{ predicative;<text:line-break/> <text:s text:c="20"/>is_equal(wineColor, {White,Rose,Red})<text:line-break/> <text:s text:c="18"/>}<text:line-break/> <text:s text:c="16"/>}</text:span><text:span text:style-name="T6"><text:line-break/> <text:s text:c="12"/>}</text:span><text:line-break/> <text:s text:c="5"/>},<text:line-break/> <text:s text:c="5"/>{ White; in: wineColor },<text:line-break/> <text:s text:c="5"/>{ Red; in: wineColor },<text:line-break/> <text:s text:c="5"/><text:bookmark text:name="firstHeading1"/>{ Rose; in: wineColor }<text:line-break/><text:soft-page-break/>}</text:p>
      <text:p text:style-name="First_20_line_20_indent">В рассматриваемом примере определено онтологическое понятие «Цвет вина» и три индивид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индивид, кроме перечисленных в множестве, не может являться членом класса wineColor.</text:p>
      <text:h text:style-name="Heading_20_2" text:outline-level="2">Представление разобщенных понятий</text:h>
      <text:p text:style-name="First_20_line_20_indent">Два онтологических понятия называются разобщенными, если любой индивид, входящий в одно из них, не может входит в другое. Разобщение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разобщения достаточно в инварианте АТД экземпляров класса, соответствующего одному из разобщенных понятий, явно указать, что пересечение с классом, соответствующим другому разобщаемому понятию, пусто. </text:p>
      <text:p text:style-name="Title">Пример</text:p>
      <text:p text:style-name="Исходный_20_код">{ FoodOntology; in: module;<text:line-break/> <text:s text:c="2"/>class:<text:line-break/> <text:s text:c="5"/>{ sweetFruit; in: class;<text:line-break/> <text:s text:c="7"/>instance_type:<text:line-break/> <text:s text:c="11"/>{ in: type;<text:line-break/><text:span text:style-name="T5"> <text:s text:c="13"/>disjointInvariant: <text:line-break/> <text:s text:c="16"/>{ in: predicative, invariant;<text:line-break/> <text:s text:c="18"/>{ predicative;<text:line-break/> <text:s text:c="20"/>is_empty(intersect(sweetFruit,nonSweetFruit))<text:line-break/> <text:s text:c="18"/>}<text:line-break/> <text:s text:c="16"/>}</text:span><text:span text:style-name="T6"><text:line-break/> <text:s text:c="12"/>}</text:span><text:line-break/> <text:s text:c="5"/>},<text:line-break/> <text:s text:c="5"/>{ nonSweetFruit; in: class;<text:line-break/> <text:s text:c="7"/>instance_type:<text:line-break/> <text:s text:c="11"/>{ in: type;<text:span text:style-name="T6"><text:line-break/> <text:s text:c="12"/>}</text:span><text:line-break/> <text:s text:c="5"/>}<text:line-break/>}</text:p>
      <text:p text:style-name="First_20_line_20_indent">В приведенном примере определена онтология, в которой заданы два онтологических понятия «Сладкий фрукт» и «Несладкий фрукт». В инварианте <text:soft-page-break/>disjointInvariant АТД экземпляров класса sweetFruit задано разобщение вышеуказанных понятий. Встроенный предикат is_empty проверяет множество на пустоту.</text:p>
      <text:h text:style-name="Heading_20_1" text:outline-level="1">Построение отображения канонической информационной модели в онтологическую модель OWL</text:h>
      <text:h text:style-name="Heading_20_2" text:outline-level="2">Отображение встроенных типов данных</text:h>
      <text:h text:style-name="Heading_20_2" text:outline-level="2">Отображение онтологических понятий</text:h>
      <text:h text:style-name="Heading_20_2" text:outline-level="2">Отображение свойств над типами данных</text:h>
      <text:h text:style-name="Heading_20_2" text:outline-level="2">Отображение объектных свойств</text:h>
      <text:h text:style-name="Heading_20_2" text:outline-level="2">Отображение индивидов</text:h>
      <text:h text:style-name="Heading_20_2" text:outline-level="2">Отображение инвариантов над объектными свойствами</text:h>
      <text:h text:style-name="Heading_20_2" text:outline-level="2">Отображение логических операций над классами</text:h>
      <text:h text:style-name="Heading_20_2" text:outline-level="2">Отображение классов-перечислений</text:h>
      <text:h text:style-name="Heading_20_2" text:outline-level="2">Отображение разобщенных классов</text:h>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8"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text:soft-page-break/>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Courier New" svg:font-family="'Courier New'"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master-page-name="">
      <style:paragraph-properties fo:margin-top="0.423cm" fo:margin-bottom="0.212cm" style:page-number="auto" fo:break-before="auto" fo:break-after="auto"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text-properties fo:font-size="14pt"/>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ffcc99" fo:padding="0.049cm" fo:border="0.002cm solid #000000" style:shadow="none">
        <style:tab-stops/>
        <style:background-image/>
      </style:paragraph-properties>
      <style:text-properties style:font-name="Consolas"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6T03:14:55</dc:date>
    <meta:editing-duration>PT67H56M46S</meta:editing-duration>
    <meta:editing-cycles>602</meta:editing-cycles>
    <meta:generator>OpenOffice.org/3.2$Unix OpenOffice.org_project/320m12$Build-9483</meta:generator>
    <dc:creator>Dennis Kopin</dc:creator>
    <meta:document-statistic meta:table-count="0" meta:image-count="0" meta:object-count="94" meta:page-count="33" meta:paragraph-count="198" meta:word-count="5884" meta:character-count="5055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1/content.xml><?xml version="1.0" encoding="utf-8"?>
<math xmlns="http://www.w3.org/1998/Math/MathML">
  <semantics>
    <mi>C</mi>
    <annotation encoding="StarMath 5.0">C</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65/content.xml><?xml version="1.0" encoding="utf-8"?>
<math xmlns="http://www.w3.org/1998/Math/MathML">
  <semantics>
    <msub>
      <mi>C</mi>
      <mn>1</mn>
    </msub>
    <annotation encoding="StarMath 5.0">C_1</annotation>
  </semantics>
</math>
</file>

<file path=Object 66/content.xml><?xml version="1.0" encoding="utf-8"?>
<math xmlns="http://www.w3.org/1998/Math/MathML">
  <semantics>
    <msub>
      <mi>С</mi>
      <mn>2</mn>
    </msub>
    <annotation encoding="StarMath 5.0">С_2</annotation>
  </semantics>
</math>
</file>

<file path=Object 67/content.xml><?xml version="1.0" encoding="utf-8"?>
<math xmlns="http://www.w3.org/1998/Math/MathML">
  <semantics>
    <msub>
      <mi>A</mi>
      <mn>2</mn>
    </msub>
    <annotation encoding="StarMath 5.0">A_2</annotation>
  </semantics>
</math>
</file>

<file path=Object 68/content.xml><?xml version="1.0" encoding="utf-8"?>
<math xmlns="http://www.w3.org/1998/Math/MathML">
  <semantics>
    <msubsup>
      <mi>C</mi>
      <mn>2</mn>
      <mi>T</mi>
    </msubsup>
    <annotation encoding="StarMath 5.0">C_2^T</annotation>
  </semantics>
</math>
</file>

<file path=Object 69/content.xml><?xml version="1.0" encoding="utf-8"?>
<math xmlns="http://www.w3.org/1998/Math/MathML">
  <semantics>
    <msub>
      <mi>C</mi>
      <mn>1</mn>
    </msub>
    <annotation encoding="StarMath 5.0">C_1</annotation>
  </semantics>
</math>
</file>

<file path=Object 7/content.xml><?xml version="1.0" encoding="utf-8"?>
<math xmlns="http://www.w3.org/1998/Math/MathML">
  <semantics>
    <mrow>
      <mi>E</mi>
      <mi mathvariant="normal">⊆</mi>
      <mi>K</mi>
    </mrow>
    <annotation encoding="StarMath 5.0">E subseteq K </annotation>
  </semantics>
</math>
</file>

<file path=Object 70/content.xml><?xml version="1.0" encoding="utf-8"?>
<math xmlns="http://www.w3.org/1998/Math/MathML">
  <semantics>
    <msub>
      <mi>С</mi>
      <mn>2</mn>
    </msub>
    <annotation encoding="StarMath 5.0">С_2</annotation>
  </semantics>
</math>
</file>

<file path=Object 71/content.xml><?xml version="1.0" encoding="utf-8"?>
<math xmlns="http://www.w3.org/1998/Math/MathML">
  <semantics>
    <msub>
      <mi>C</mi>
      <mn>3</mn>
    </msub>
    <annotation encoding="StarMath 5.0">C_3</annotation>
  </semantics>
</math>
</file>

<file path=Object 72/content.xml><?xml version="1.0" encoding="utf-8"?>
<math xmlns="http://www.w3.org/1998/Math/MathML">
  <semantics>
    <msubsup>
      <mi>C</mi>
      <mn>1</mn>
      <mi>T</mi>
    </msubsup>
    <annotation encoding="StarMath 5.0">C_1^T</annotation>
  </semantics>
</math>
</file>

<file path=Object 73/content.xml><?xml version="1.0" encoding="utf-8"?>
<math xmlns="http://www.w3.org/1998/Math/MathML">
  <semantics>
    <msub>
      <mi>C</mi>
      <mn>1</mn>
    </msub>
    <annotation encoding="StarMath 5.0">C_1</annotation>
  </semantics>
</math>
</file>

<file path=Object 74/content.xml><?xml version="1.0" encoding="utf-8"?>
<math xmlns="http://www.w3.org/1998/Math/MathML">
  <semantics>
    <msubsup>
      <mi>C</mi>
      <mn>2</mn>
      <mi>T</mi>
    </msubsup>
    <annotation encoding="StarMath 5.0">C_2^T</annotation>
  </semantics>
</math>
</file>

<file path=Object 75/content.xml><?xml version="1.0" encoding="utf-8"?>
<math xmlns="http://www.w3.org/1998/Math/MathML">
  <semantics>
    <msub>
      <mi>C</mi>
      <mn>2</mn>
    </msub>
    <annotation encoding="StarMath 5.0">C_2</annotation>
  </semantics>
</math>
</file>

<file path=Object 76/content.xml><?xml version="1.0" encoding="utf-8"?>
<math xmlns="http://www.w3.org/1998/Math/MathML">
  <semantics>
    <msub>
      <mi>A</mi>
      <mn>1</mn>
    </msub>
    <annotation encoding="StarMath 5.0">A_1</annotation>
  </semantics>
</math>
</file>

<file path=Object 77/content.xml><?xml version="1.0" encoding="utf-8"?>
<math xmlns="http://www.w3.org/1998/Math/MathML">
  <semantics>
    <msubsup>
      <mi>C</mi>
      <mn>1</mn>
      <mi>T</mi>
    </msubsup>
    <annotation encoding="StarMath 5.0">C_1^T</annotation>
  </semantics>
</math>
</file>

<file path=Object 78/content.xml><?xml version="1.0" encoding="utf-8"?>
<math xmlns="http://www.w3.org/1998/Math/MathML">
  <semantics>
    <msub>
      <mi>C</mi>
      <mn>3</mn>
    </msub>
    <annotation encoding="StarMath 5.0">C_3</annotation>
  </semantics>
</math>
</file>

<file path=Object 79/content.xml><?xml version="1.0" encoding="utf-8"?>
<math xmlns="http://www.w3.org/1998/Math/MathML">
  <semantics>
    <msub>
      <mi>C</mi>
      <mn>1</mn>
    </msub>
    <annotation encoding="StarMath 5.0">C_1</annotation>
  </semantics>
</math>
</file>

<file path=Object 8/content.xml><?xml version="1.0" encoding="utf-8"?>
<math xmlns="http://www.w3.org/1998/Math/MathML">
  <semantics>
    <mrow>
      <msub>
        <mi>I</mi>
        <mn>1,</mn>
      </msub>
      <mn>...</mn>
      <mi>,</mi>
      <msub>
        <mi>I</mi>
        <mi>n</mi>
      </msub>
    </mrow>
    <annotation encoding="StarMath 5.0">{I_1,...,I_n}</annotation>
  </semantics>
</math>
</file>

<file path=Object 80/content.xml><?xml version="1.0" encoding="utf-8"?>
<math xmlns="http://www.w3.org/1998/Math/MathML">
  <semantics>
    <msub>
      <mi>С</mi>
      <mn>2</mn>
    </msub>
    <annotation encoding="StarMath 5.0">С_2</annotation>
  </semantics>
</math>
</file>

<file path=Object 81/content.xml><?xml version="1.0" encoding="utf-8"?>
<math xmlns="http://www.w3.org/1998/Math/MathML">
  <semantics>
    <msub>
      <mi>C</mi>
      <mn>3</mn>
    </msub>
    <annotation encoding="StarMath 5.0">C_3</annotation>
  </semantics>
</math>
</file>

<file path=Object 82/content.xml><?xml version="1.0" encoding="utf-8"?>
<math xmlns="http://www.w3.org/1998/Math/MathML">
  <semantics>
    <msub>
      <mi>C</mi>
      <mn>1</mn>
    </msub>
    <annotation encoding="StarMath 5.0">C_1</annotation>
  </semantics>
</math>
</file>

<file path=Object 83/content.xml><?xml version="1.0" encoding="utf-8"?>
<math xmlns="http://www.w3.org/1998/Math/MathML">
  <semantics>
    <msub>
      <mi>С</mi>
      <mn>2</mn>
    </msub>
    <annotation encoding="StarMath 5.0">С_2</annotation>
  </semantics>
</math>
</file>

<file path=Object 84/content.xml><?xml version="1.0" encoding="utf-8"?>
<math xmlns="http://www.w3.org/1998/Math/MathML">
  <semantics>
    <msub>
      <mi>C</mi>
      <mn>3</mn>
    </msub>
    <annotation encoding="StarMath 5.0">C_3</annotation>
  </semantics>
</math>
</file>

<file path=Object 85/content.xml><?xml version="1.0" encoding="utf-8"?>
<math xmlns="http://www.w3.org/1998/Math/MathML">
  <semantics>
    <msub>
      <mi>C</mi>
      <mn>1</mn>
    </msub>
    <annotation encoding="StarMath 5.0">C_1</annotation>
  </semantics>
</math>
</file>

<file path=Object 86/content.xml><?xml version="1.0" encoding="utf-8"?>
<math xmlns="http://www.w3.org/1998/Math/MathML">
  <semantics>
    <msub>
      <mi>С</mi>
      <mn>2</mn>
    </msub>
    <annotation encoding="StarMath 5.0">С_2</annotation>
  </semantics>
</math>
</file>

<file path=Object 87/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88/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89/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setminus С_2)  </annotation>
  </semantics>
</math>
</file>

<file path=Object 9/content.xml><?xml version="1.0" encoding="utf-8"?>
<math xmlns="http://www.w3.org/1998/Math/MathML">
  <semantics>
    <mi>P</mi>
    <annotation encoding="StarMath 5.0">P</annotation>
  </semantics>
</math>
</file>

<file path=Object 90/content.xml><?xml version="1.0" encoding="utf-8"?>
<math xmlns="http://www.w3.org/1998/Math/MathML">
  <semantics>
    <msub>
      <mi>C</mi>
      <mn>3</mn>
    </msub>
    <annotation encoding="StarMath 5.0">C_3</annotation>
  </semantics>
</math>
</file>

<file path=Object 91/content.xml><?xml version="1.0" encoding="utf-8"?>
<math xmlns="http://www.w3.org/1998/Math/MathML">
  <semantics>
    <msubsup>
      <mi>C</mi>
      <mn>3</mn>
      <mi>T</mi>
    </msubsup>
    <annotation encoding="StarMath 5.0">C_3^T</annotation>
  </semantics>
</math>
</file>

<file path=Object 92/content.xml><?xml version="1.0" encoding="utf-8"?>
<math xmlns="http://www.w3.org/1998/Math/MathML">
  <semantics>
    <msub>
      <mi>A</mi>
      <mn>3</mn>
    </msub>
    <annotation encoding="StarMath 5.0">A_3</annotation>
  </semantics>
</math>
</file>

<file path=Object 93/content.xml><?xml version="1.0" encoding="utf-8"?>
<math xmlns="http://www.w3.org/1998/Math/MathML">
  <semantics>
    <mrow>
      <mrow>
        <msub>
          <mi>A</mi>
          <mn>1</mn>
        </msub>
        <mi mathvariant="normal">∪</mi>
        <msub>
          <mi>A</mi>
          <mn>2</mn>
        </msub>
      </mrow>
      <mi mathvariant="normal">⊆</mi>
      <msub>
        <mi>A</mi>
        <mn>3</mn>
      </msub>
    </mrow>
    <annotation encoding="StarMath 5.0">A_1 union A_2 subseteq A_3</annotation>
  </semantics>
</math>
</file>

<file path=Object 94/content.xml><?xml version="1.0" encoding="utf-8"?>
<math xmlns="http://www.w3.org/1998/Math/MathML">
  <semantics>
    <msub>
      <mi>C</mi>
      <mn>3</mn>
    </msub>
    <annotation encoding="StarMath 5.0">C_3</annotation>
  </semantics>
</math>
</file>